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 fo:border="0.06pt solid #000000"/>
    </style:style>
    <style:style style:name="ce2" style:family="table-cell" style:parent-style-name="Default"/>
    <style:style style:name="ce3" style:family="table-cell" style:parent-style-name="Default">
      <style:text-properties fo:color="#ff8000"/>
    </style:style>
    <style:style style:name="ce4" style:family="table-cell" style:parent-style-name="Default">
      <style:text-properties fo:color="#ffd428"/>
    </style:style>
    <style:style style:name="ce5" style:family="table-cell" style:parent-style-name="Default">
      <style:text-properties fo:color="#77bc65"/>
    </style:style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6" style:family="table-cell" style:parent-style-name="Default">
      <style:text-properties fo:color="#ffffff"/>
    </style:style>
    <style:style style:name="ce7" style:family="table-cell" style:parent-style-name="Default">
      <style:text-properties fo:color="#c9211e"/>
    </style:style>
    <style:style style:name="ce8" style:family="table-cell" style:parent-style-name="Default">
      <style:text-properties fo:color="#bf819e"/>
    </style:style>
    <style:style style:name="ce9" style:family="table-cell" style:parent-style-name="Default">
      <style:table-cell-properties fo:background-color="#158466" fo:border="0.06pt solid #000000"/>
      <style:text-properties style:use-window-font-color="true"/>
    </style:style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>
      <style:text-properties fo:color="#ff8000"/>
    </style:style>
    <style:style style:name="ce13" style:family="table-cell" style:parent-style-name="Default">
      <style:text-properties fo:color="#ffd428"/>
    </style:style>
    <style:style style:name="ce14" style:family="table-cell" style:parent-style-name="Default"/>
    <style:style style:name="ce15" style:family="table-cell" style:parent-style-name="Default"/>
    <style:style style:name="ce123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128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>
      <style:text-properties fo:color="#ff8000"/>
    </style:style>
    <style:style style:name="ce24" style:family="table-cell" style:parent-style-name="Default">
      <style:text-properties fo:color="#ffd428"/>
    </style:style>
    <style:style style:name="ce25" style:family="table-cell" style:parent-style-name="Default">
      <style:text-properties fo:color="#77bc65"/>
    </style:style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141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>
      <style:text-properties fo:color="#ffd428"/>
    </style:style>
    <style:style style:name="ce37" style:family="table-cell" style:parent-style-name="Default">
      <style:text-properties fo:color="#77bc65"/>
    </style:style>
    <style:style style:name="ce147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152" style:family="table-cell" style:parent-style-name="Default"/>
    <style:style style:name="ce44" style:family="table-cell" style:parent-style-name="Default"/>
    <style:style style:name="ce15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>
      <style:text-properties fo:color="#ff8000"/>
    </style:style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>
      <style:text-properties fo:color="#ffffff"/>
    </style:style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165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>
      <style:text-properties fo:color="#ffffff"/>
    </style:style>
    <style:style style:name="ce61" style:family="table-cell" style:parent-style-name="Default"/>
    <style:style style:name="ce62" style:family="table-cell" style:parent-style-name="Default"/>
    <style:style style:name="ce174" style:family="table-cell" style:parent-style-name="Default"/>
    <style:style style:name="ce63" style:family="table-cell" style:parent-style-name="Default">
      <style:text-properties fo:color="#c9211e"/>
    </style:style>
    <style:style style:name="ce64" style:family="table-cell" style:parent-style-name="Default">
      <style:text-properties fo:color="#bf819e"/>
    </style:style>
    <style:style style:name="ce65" style:family="table-cell" style:parent-style-name="Default">
      <style:text-properties fo:color="#ff8000"/>
    </style:style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>
      <style:text-properties fo:color="#ffffff"/>
    </style:style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>
      <style:text-properties fo:color="#c9211e"/>
    </style:style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>
      <style:text-properties fo:color="#77bc65"/>
    </style:style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>
      <style:text-properties fo:color="#c9211e"/>
    </style:style>
    <style:style style:name="ce92" style:family="table-cell" style:parent-style-name="Default">
      <style:text-properties fo:color="#bf819e"/>
    </style:style>
    <style:style style:name="ce93" style:family="table-cell" style:parent-style-name="Default">
      <style:text-properties fo:color="#ff8000"/>
    </style:style>
    <style:style style:name="ce94" style:family="table-cell" style:parent-style-name="Default">
      <style:text-properties fo:color="#ffd428"/>
    </style:style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" table:default-cell-style-name="ce2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4" table:number-columns-repeated="8" table:default-cell-style-name="ce12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\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formula="of:=SUM([.B2:.I2])" office:value-type="float" office:value="3" calcext:value-type="float">
            <text:p>3</text:p>
          </table:table-cell>
          <table:table-cell/>
          <table:table-cell office:value-type="string" calcext:value-type="string">
            <text:p>a15+a3+a0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formula="of:=SUM([.M2:.T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I3])" office:value-type="float" office:value="3" calcext:value-type="float">
            <text:p>3</text:p>
          </table:table-cell>
          <table:table-cell/>
          <table:table-cell office:value-type="string" calcext:value-type="string">
            <text:p>a12+a1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formula="of:=SUM([.M3:.T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:.I4])" office:value-type="float" office:value="3" calcext:value-type="float">
            <text:p>3</text:p>
          </table:table-cell>
          <table:table-cell/>
          <table:table-cell office:value-type="string" calcext:value-type="string">
            <text:p>a10+a9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formula="of:=SUM([.M4:.T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SUM([.B5:.I5])" office:value-type="float" office:value="3" calcext:value-type="float">
            <text:p>3</text:p>
          </table:table-cell>
          <table:table-cell/>
          <table:table-cell office:value-type="string" calcext:value-type="string">
            <text:p>a8+a7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formula="of:=SUM([.M5:.T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SUM([.B6:.I6])" office:value-type="float" office:value="3" calcext:value-type="float">
            <text:p>3</text:p>
          </table:table-cell>
          <table:table-cell/>
          <table:table-cell office:value-type="string" calcext:value-type="string">
            <text:p>a6+a5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formula="of:=SUM([.M6:.T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SUM([.B7:.I7])" office:value-type="float" office:value="5" calcext:value-type="float">
            <text:p>5</text:p>
          </table:table-cell>
          <table:table-cell/>
          <table:table-cell office:value-type="string" calcext:value-type="string">
            <text:p>a2+a1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formula="of:=SUM([.M7:.T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SUM([.B8:.I8])"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formula="of:=SUM([.M8:.T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SUM([.B9:.I9])"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9:.T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formula="of:=SUM([.B10:.I10])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10:.T1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1:.I11])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formula="of:=SUM([.M11:.T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B12:.I12])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SUM([.M12:.T1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3:.I13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formula="of:=SUM([.M13:.T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formula="of:=SUM([.B14:.I14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formula="of:=SUM([.M14:.T1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I15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formula="of:=SUM([.M15:.T1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6:.I16])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SUM([.M16:.T1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formula="of:=SUM([.B17:.I17])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M17:.T17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table:style-name="ce1" table:formula="of:=SUM([.B2:.B17])" office:value-type="float" office:value="9" calcext:value-type="float">
            <text:p>9</text:p>
          </table:table-cell>
          <table:table-cell table:style-name="ce1" table:formula="of:=SUM([.C2:.C17])" office:value-type="float" office:value="9" calcext:value-type="float">
            <text:p>9</text:p>
          </table:table-cell>
          <table:table-cell table:style-name="ce1" table:formula="of:=SUM([.D2:.D17])" office:value-type="float" office:value="9" calcext:value-type="float">
            <text:p>9</text:p>
          </table:table-cell>
          <table:table-cell table:style-name="ce1" table:formula="of:=SUM([.E2:.E17])" office:value-type="float" office:value="7" calcext:value-type="float">
            <text:p>7</text:p>
          </table:table-cell>
          <table:table-cell table:style-name="ce1" table:formula="of:=SUM([.F2:.F17])" office:value-type="float" office:value="7" calcext:value-type="float">
            <text:p>7</text:p>
          </table:table-cell>
          <table:table-cell table:style-name="ce1" table:formula="of:=SUM([.G2:.G17])" office:value-type="float" office:value="12" calcext:value-type="float">
            <text:p>12</text:p>
          </table:table-cell>
          <table:table-cell table:style-name="ce1" table:formula="of:=SUM([.H2:.H17])" office:value-type="float" office:value="9" calcext:value-type="float">
            <text:p>9</text:p>
          </table:table-cell>
          <table:table-cell table:style-name="ce1" table:formula="of:=SUM([.I2:.I17])" office:value-type="float" office:value="10" calcext:value-type="float">
            <text:p>10</text:p>
          </table:table-cell>
          <table:table-cell table:style-name="Default" table:formula="of:=SUM([.B18:.I18])"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M18:.T18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table:style-name="Default" table:formula="of:=[.B18]-1" office:value-type="float" office:value="8" calcext:value-type="float">
            <text:p>8</text:p>
          </table:table-cell>
          <table:table-cell table:style-name="Default" table:formula="of:=[.C18]-1" office:value-type="float" office:value="8" calcext:value-type="float">
            <text:p>8</text:p>
          </table:table-cell>
          <table:table-cell table:style-name="Default" table:formula="of:=[.D18]-1" office:value-type="float" office:value="8" calcext:value-type="float">
            <text:p>8</text:p>
          </table:table-cell>
          <table:table-cell table:style-name="Default" table:formula="of:=[.E18]-1" office:value-type="float" office:value="6" calcext:value-type="float">
            <text:p>6</text:p>
          </table:table-cell>
          <table:table-cell table:style-name="Default" table:formula="of:=[.F18]-1" office:value-type="float" office:value="6" calcext:value-type="float">
            <text:p>6</text:p>
          </table:table-cell>
          <table:table-cell table:style-name="Default" table:formula="of:=[.G18]-1" office:value-type="float" office:value="11" calcext:value-type="float">
            <text:p>11</text:p>
          </table:table-cell>
          <table:table-cell table:style-name="Default" table:formula="of:=[.H18]-1" office:value-type="float" office:value="8" calcext:value-type="float">
            <text:p>8</text:p>
          </table:table-cell>
          <table:table-cell table:style-name="Default" table:formula="of:=[.I18]-1" office:value-type="float" office:value="9" calcext:value-type="float">
            <text:p>9</text:p>
          </table:table-cell>
          <table:table-cell table:style-name="Default" table:formula="of:=SUM([.B19:.I19])" office:value-type="float" office:value="64" calcext:value-type="float">
            <text:p>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19:.T19]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formula="of:=SUM([.M20:.T20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21:.T21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22:.T22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formula="of:=SUM([.M23:.T23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style-name="Default" table:formula="of:=SUM([.M2:.M23])" office:value-type="float" office:value="7" calcext:value-type="float">
            <text:p>7</text:p>
          </table:table-cell>
          <table:table-cell table:style-name="Default" table:formula="of:=SUM([.N2:.N23])" office:value-type="float" office:value="6" calcext:value-type="float">
            <text:p>6</text:p>
          </table:table-cell>
          <table:table-cell table:style-name="Default" table:formula="of:=SUM([.O2:.O23])" office:value-type="float" office:value="7" calcext:value-type="float">
            <text:p>7</text:p>
          </table:table-cell>
          <table:table-cell table:style-name="Default" table:formula="of:=SUM([.P2:.P23])" office:value-type="float" office:value="5" calcext:value-type="float">
            <text:p>5</text:p>
          </table:table-cell>
          <table:table-cell table:style-name="Default" table:formula="of:=SUM([.Q2:.Q23])" office:value-type="float" office:value="6" calcext:value-type="float">
            <text:p>6</text:p>
          </table:table-cell>
          <table:table-cell table:style-name="Default" table:formula="of:=SUM([.R2:.R23])" office:value-type="float" office:value="7" calcext:value-type="float">
            <text:p>7</text:p>
          </table:table-cell>
          <table:table-cell table:style-name="Default" table:formula="of:=SUM([.S2:.S23])" office:value-type="float" office:value="6" calcext:value-type="float">
            <text:p>6</text:p>
          </table:table-cell>
          <table:table-cell table:style-name="Default" table:formula="of:=SUM([.T2:.T23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style-name="Default" table:formula="of:=[.M24]-1" office:value-type="float" office:value="6" calcext:value-type="float">
            <text:p>6</text:p>
          </table:table-cell>
          <table:table-cell table:style-name="Default" table:formula="of:=[.N24]-1" office:value-type="float" office:value="5" calcext:value-type="float">
            <text:p>5</text:p>
          </table:table-cell>
          <table:table-cell table:style-name="Default" table:formula="of:=[.O24]-1" office:value-type="float" office:value="6" calcext:value-type="float">
            <text:p>6</text:p>
          </table:table-cell>
          <table:table-cell table:style-name="Default" table:formula="of:=[.P24]-1" office:value-type="float" office:value="4" calcext:value-type="float">
            <text:p>4</text:p>
          </table:table-cell>
          <table:table-cell table:style-name="Default" table:formula="of:=[.Q24]-1" office:value-type="float" office:value="5" calcext:value-type="float">
            <text:p>5</text:p>
          </table:table-cell>
          <table:table-cell table:style-name="Default" table:formula="of:=[.R24]-1" office:value-type="float" office:value="6" calcext:value-type="float">
            <text:p>6</text:p>
          </table:table-cell>
          <table:table-cell table:style-name="Default" table:formula="of:=[.S24]-1" office:value-type="float" office:value="5" calcext:value-type="float">
            <text:p>5</text:p>
          </table:table-cell>
          <table:table-cell table:style-name="Default" table:formula="of:=[.T24]-1" office:value-type="float" office:value="4" calcext:value-type="float">
            <text:p>4</text:p>
          </table:table-cell>
          <table:table-cell table:formula="of:=SUM([.M25:.T25])" office:value-type="float" office:value="41" calcext:value-type="float">
            <text:p>41</text:p>
          </table:table-cell>
          <table:table-cell table:formula="of:=[.U25]+7" office:value-type="float" office:value="48" calcext:value-type="float">
            <text:p>48</text:p>
          </table:table-cell>
        </table:table-row>
        <calcext:conditional-formats>
          <calcext:conditional-format calcext:target-range-address="Sheet1.B2:Sheet1.I14 Sheet1.B15:Sheet1.C17 Sheet1.E15:Sheet1.I1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8:Sheet1.Q12 Sheet1.S21:Sheet1.T22 Sheet1.R19:Sheet1.T19 Sheet1.R9:Sheet1.T10 Sheet1.M8:Sheet1.N12 Sheet1.M19:Sheet1.Q20 Sheet1.O13:Sheet1.O14 Sheet1.Q13:Sheet1.Q14 Sheet1.S13:Sheet1.S16 Sheet1.P15:Sheet1.Q16 Sheet1.R15:Sheet1.R19 Sheet1.M17:Sheet1.M18 Sheet1.P17:Sheet1.Q18 Sheet1.T17:Sheet1.T18 Sheet1.M21:Sheet1.N2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8:Sheet1.R8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8:Sheet1.S8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8:Sheet1.T8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20:Sheet1.R20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20:Sheet1.S20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20:Sheet1.T20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23:Sheet1.R2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23:Sheet1.S2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23:Sheet1.T2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2:Sheet1.R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2:Sheet1.S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2:Sheet1.T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2:Sheet1.M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2:Sheet1.N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2:Sheet1.O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2:Sheet1.P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2:Sheet1.Q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3:Sheet1.M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3:Sheet1.N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3:Sheet1.O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3:Sheet1.P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3:Sheet1.Q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3:Sheet1.S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11:Sheet1.R11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12:Sheet1.R1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11:Sheet1.S11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12:Sheet1.S1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11:Sheet1.T11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12:Sheet1.T1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3:Sheet1.R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3:Sheet1.T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4:Sheet1.M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4:Sheet1.N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4:Sheet1.P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4:Sheet1.R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4:Sheet1.T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4:Sheet1.O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4:Sheet1.Q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4:Sheet1.S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13:Sheet1.M1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14:Sheet1.M1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13:Sheet1.N1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14:Sheet1.N1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13:Sheet1.P1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14:Sheet1.P1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13:Sheet1.R1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14:Sheet1.R1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13:Sheet1.T1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14:Sheet1.T1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5:Sheet1.M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5:Sheet1.N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5:Sheet1.O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5:Sheet1.T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15:Sheet1.M1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16:Sheet1.M1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15:Sheet1.N1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15:Sheet1.O1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16:Sheet1.O1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5:Sheet1.P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5:Sheet1.Q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5:Sheet1.R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5:Sheet1.S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15:Sheet1.T1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16:Sheet1.T1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6:Sheet1.N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6:Sheet1.O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6:Sheet1.S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6:Sheet1.M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16:Sheet1.N1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17:Sheet1.N1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18:Sheet1.N18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17:Sheet1.O1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18:Sheet1.O18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6:Sheet1.P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6:Sheet1.Q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6:Sheet1.R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17:Sheet1.S1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18:Sheet1.S18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6:Sheet1.T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7:Sheet1.M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7:Sheet1.N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7:Sheet1.S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7:Sheet1.T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7:Sheet1.P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7:Sheet1.Q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7:Sheet1.R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22:Sheet1.O2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21:Sheet1.P21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22:Sheet1.P2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21:Sheet1.Q21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22:Sheet1.Q2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21:Sheet1.R21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22:Sheet1.R2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23:Sheet1.Q2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23:Sheet1.M2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23:Sheet1.N2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23:Sheet1.P2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D17:Sheet1.D1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D16:Sheet1.D1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D15:Sheet1.D1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7:Sheet1.O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21:Sheet1.O21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23:Sheet1.O2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-00-0000</text:date>, <text:time style:data-style-name="N2" text:time-value="22:07:42.633543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9:56:18.306627736</meta:creation-date>
    <dc:date>2020-12-05T01:57:21.466271119</dc:date>
    <meta:editing-duration>PT1H49M7S</meta:editing-duration>
    <meta:editing-cycles>4</meta:editing-cycles>
    <meta:generator>LibreOffice/6.4.6.2$Linux_X86_64 LibreOffice_project/40$Build-2</meta:generator>
    <meta:document-statistic meta:table-count="1" meta:cell-count="433" meta:object-count="0"/>
  </office:meta>
</office:document-meta>
</file>